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style:writing-mode="page"/>
      <style:text-properties fo:font-size="11pt" fo:letter-spacing="0.0555in" officeooo:paragraph-rsid="001eb421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對焦　她的愛<text:line-break/>對慢了　愛人會失去可愛<text:line-break/>記低　這感慨<text:line-break/>世事變　有沒有將你掩蓋<text:line-break/><text:line-break/>只一格　經典的偶遇已　不再<text:line-break/>儘量框住目前大概<text:line-break/><text:line-break/>留住　溫度　速度　溫柔和憤怒<text:line-break/>凝住　今日　怎樣　好<text:line-break/>捉緊　生命濃度　坦白流露　感情和態度<text:line-break/>留下　浮光　掠影　飛舞<text:line-break/><text:line-break/>每張　都罕有<text:line-break/>拍下過　記住過　好過擁有　光圈愛漫遊<text:line-break/>眼睛等色誘<text:line-break/>有人性　鏡頭裡總有豐收<text:line-break/><text:line-break/>雖則那　即影即有售罄　菲林都已拆走<text:line-break/>但是衝動用完　又再有<text:line-break/><text:line-break/>留住　溫度　速度　溫柔和憤怒<text:line-break/>凝住　今日　怎樣　好<text:line-break/>捉緊　生命濃度　坦白流露　感情和態度<text:line-break/>停下時光　靜止衰老<text:line-break/><text:line-break/>登高峰一秒　得獎一秒　再破紀錄的一秒<text:line-break/>港灣晚燈　山頂破曉</text:p>
      <text:p text:style-name="P1">摘下懷念　記住美妙<text:line-break/>升職那刻　新婚那朝　成為父母的一秒<text:line-break/>要拍照的事　可不少<text:line-break/><text:line-break/>音樂　話劇　詩詞和舞蹈<text:line-break/>揉合　生命　千樣好　攝入相簿<text:line-break/>絢爛如電　虛幻如霧　哀愁和仰慕<text:line-break/>遊樂人間　活得好　談何容易<text:line-break/>拍著照片</text:p>
      <text:p text:style-name="P1">一路同步　坦白流露　感情和態度<text:line-break/>其實　人生並非虛耗<text:line-break/><text:line-break/>何來塵埃飛舞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2126in" fo:margin-left="0.4791in" fo:margin-right="0.4417in" style:writing-mode="lr-tb" style:footnote-max-height="0in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9:09:19.641936206</meta:creation-date>
    <dc:date>2018-02-08T19:13:01.541942463</dc:date>
    <meta:editing-duration>PT3M42S</meta:editing-duration>
    <meta:editing-cycles>1</meta:editing-cycles>
    <meta:document-statistic meta:table-count="0" meta:image-count="0" meta:object-count="0" meta:page-count="1" meta:paragraph-count="3" meta:word-count="320" meta:character-count="413" meta:non-whitespace-character-count="320"/>
    <meta:generator>LibreOffice/5.4.2.2$Linux_X86_64 LibreOffice_project/40m0$Build-2</meta:generator>
  </office:meta>
</office:document-meta>
</file>